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25mm"/>
    </style:style>
    <style:style style:name="co2" style:family="table-column">
      <style:table-column-properties fo:break-before="auto" style:column-width="16.4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MM_28_Hindu_20_Aspect_20_Coverage_29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indu Aspect Coverage" table:style-name="ta1">
        <office:forms form:automatic-focus="false" form:apply-design-mode="false"/>
        <table:shapes>
          <draw:frame draw:z-index="0" draw:style-name="gr1" draw:text-style-name="P1" svg:width="408.61mm" svg:height="224.95mm" svg:x="154.27mm" svg:y="1.67mm">
            <loext:p draw:notify-on-update-of-ranges="'Hindu Aspect Coverage'.A1:'Hindu Aspect Coverage'.A14 'Hindu Aspect Coverage'.B1:'Hindu Aspect Coverage'.B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Loan waiver implementation by State Govts</text:p>
          </table:table-cell>
          <table:table-cell office:value-type="float" office:value="0.145982137677253" calcext:value-type="float">
            <text:p>0.14598213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and seminars to improve farming in States</text:p>
          </table:table-cell>
          <table:table-cell office:value-type="float" office:value="0.100426866063898" calcext:value-type="float">
            <text:p>0.10042686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gation concerns and water pollution affecting farming</text:p>
          </table:table-cell>
          <table:table-cell office:value-type="float" office:value="0.0916256011721436" calcext:value-type="float">
            <text:p>0.0916256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ers' Distress regarding Minimum Support Price for Crops</text:p>
          </table:table-cell>
          <table:table-cell office:value-type="float" office:value="0.0777044150370884" calcext:value-type="float">
            <text:p>0.0777044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bursement of loans and subsidies by Banks for farmers</text:p>
          </table:table-cell>
          <table:table-cell office:value-type="float" office:value="0.0737845976732399" calcext:value-type="float">
            <text:p>0.07378459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climatic conditions on agriculture yield</text:p>
          </table:table-cell>
          <table:table-cell office:value-type="float" office:value="0.0645239312807048" calcext:value-type="float">
            <text:p>0.06452393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rict Administration and farmers Issues</text:p>
          </table:table-cell>
          <table:table-cell office:value-type="float" office:value="0.0434875875280134" calcext:value-type="float">
            <text:p>0.04348758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sts by farmers</text:p>
          </table:table-cell>
          <table:table-cell office:value-type="float" office:value="0.042894327561194" calcext:value-type="float">
            <text:p>0.04289432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es and Suicide in poor farmer community</text:p>
          </table:table-cell>
          <table:table-cell office:value-type="float" office:value="0.0267138671050508" calcext:value-type="float">
            <text:p>0.02671386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tion in Crop Prices with monsoon season</text:p>
          </table:table-cell>
          <table:table-cell office:value-type="float" office:value="0.0266269864516177" calcext:value-type="float">
            <text:p>0.02662698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ucational Drives and Social Awareness on Farmer's Distress</text:p>
          </table:table-cell>
          <table:table-cell office:value-type="float" office:value="0.0115551269065988" calcext:value-type="float">
            <text:p>0.01155512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's protests and concerns on problems</text:p>
          </table:table-cell>
          <table:table-cell office:value-type="float" office:value="0.00856156484791782" calcext:value-type="float">
            <text:p>0.00856156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tics in Maharashtra/Punjab over Compensation</text:p>
          </table:table-cell>
          <table:table-cell office:value-type="float" office:value="0.00549791340215677" calcext:value-type="float">
            <text:p>0.00549791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 events related to farmers' distress</text:p>
          </table:table-cell>
          <table:table-cell office:value-type="float" office:value="0.000270263921917215" calcext:value-type="float">
            <text:p>0.0002702639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T" table:style-name="ta1">
        <office:forms form:automatic-focus="false" form:apply-design-mode="false"/>
        <table:shapes>
          <draw:frame draw:z-index="0" draw:style-name="gr1" draw:text-style-name="P1" svg:width="408.61mm" svg:height="224.95mm" svg:x="154.27mm" svg:y="1.67mm">
            <loext:p draw:notify-on-update-of-ranges="HT.A1:HT.A14 HT.B1:HT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Protests by farmers</text:p>
          </table:table-cell>
          <table:table-cell office:value-type="float" office:value="0.102905790493162" calcext:value-type="float">
            <text:p>0.10290579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ers' Distress regarding Minimum Support Price for Crops</text:p>
          </table:table-cell>
          <table:table-cell office:value-type="float" office:value="0.0487913138645696" calcext:value-type="float">
            <text:p>0.04879131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es and Suicide in poor farmer community</text:p>
          </table:table-cell>
          <table:table-cell office:value-type="float" office:value="0.0416936083409096" calcext:value-type="float">
            <text:p>0.04169360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n waiver implementation by State Govts</text:p>
          </table:table-cell>
          <table:table-cell office:value-type="float" office:value="0.0376943699232692" calcext:value-type="float">
            <text:p>0.03769436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's protests and concerns on problems</text:p>
          </table:table-cell>
          <table:table-cell office:value-type="float" office:value="0.0277055841769627" calcext:value-type="float">
            <text:p>0.02770558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tics in Maharashtra/Punjab over Compensation</text:p>
          </table:table-cell>
          <table:table-cell office:value-type="float" office:value="0.0233171753115109" calcext:value-type="float">
            <text:p>0.02331717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bursement of loans and subsidies by Banks for farmers</text:p>
          </table:table-cell>
          <table:table-cell office:value-type="float" office:value="0.0186359575804212" calcext:value-type="float">
            <text:p>0.01863595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gation concerns and water pollution affecting farming</text:p>
          </table:table-cell>
          <table:table-cell office:value-type="float" office:value="0.0180803655595326" calcext:value-type="float">
            <text:p>0.01808036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tion in Crop Prices with monsoon season</text:p>
          </table:table-cell>
          <table:table-cell office:value-type="float" office:value="0.0148697093650889" calcext:value-type="float">
            <text:p>0.01486970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climatic conditions on agriculture yield</text:p>
          </table:table-cell>
          <table:table-cell office:value-type="float" office:value="0.0146185640820814" calcext:value-type="float">
            <text:p>0.01461856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and seminars to improve farming in States</text:p>
          </table:table-cell>
          <table:table-cell office:value-type="float" office:value="0.0140401618315963" calcext:value-type="float">
            <text:p>0.01404016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ucational Drives and Social Awareness on Farmer's Distress</text:p>
          </table:table-cell>
          <table:table-cell office:value-type="float" office:value="0.0132939414633647" calcext:value-type="float">
            <text:p>0.01329394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rict Administration and farmers Issues</text:p>
          </table:table-cell>
          <table:table-cell office:value-type="float" office:value="0.00243534114560421" calcext:value-type="float">
            <text:p>0.00243534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I" table:style-name="ta1">
        <office:forms form:automatic-focus="false" form:apply-design-mode="false"/>
        <table:shapes>
          <draw:frame draw:z-index="0" draw:style-name="gr1" draw:text-style-name="P1" svg:width="408.61mm" svg:height="224.95mm" svg:x="154.27mm" svg:y="1.67mm">
            <loext:p draw:notify-on-update-of-ranges="TOI.A1:TOI.A14 TOI.B1:TOI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Disbursement of loans and subsidies by Banks for farmers</text:p>
          </table:table-cell>
          <table:table-cell office:value-type="float" office:value="0.074562780591" calcext:value-type="float">
            <text:p>0.07456278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es and Suicide in poor farmer community</text:p>
          </table:table-cell>
          <table:table-cell office:value-type="float" office:value="0.0655808772148143" calcext:value-type="float">
            <text:p>0.06558087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ers' Distress regarding Minimum Support Price for Crops</text:p>
          </table:table-cell>
          <table:table-cell office:value-type="float" office:value="0.0585705294494912" calcext:value-type="float">
            <text:p>0.05857052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n waiver implementation by State Govts</text:p>
          </table:table-cell>
          <table:table-cell office:value-type="float" office:value="0.0507139814486872" calcext:value-type="float">
            <text:p>0.05071398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sts by farmers</text:p>
          </table:table-cell>
          <table:table-cell office:value-type="float" office:value="0.0501131936400969" calcext:value-type="float">
            <text:p>0.05011319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climatic conditions on agriculture yield</text:p>
          </table:table-cell>
          <table:table-cell office:value-type="float" office:value="0.0452942077402433" calcext:value-type="float">
            <text:p>0.04529420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gation concerns and water pollution affecting farming</text:p>
          </table:table-cell>
          <table:table-cell office:value-type="float" office:value="0.0399233729311649" calcext:value-type="float">
            <text:p>0.03992337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and seminars to improve farming in States</text:p>
          </table:table-cell>
          <table:table-cell office:value-type="float" office:value="0.0261019029932897" calcext:value-type="float">
            <text:p>0.0261019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ucational Drives and Social Awareness on Farmer's Distress</text:p>
          </table:table-cell>
          <table:table-cell office:value-type="float" office:value="0.0256443422324753" calcext:value-type="float">
            <text:p>0.02564434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tion in Crop Prices with monsoon season</text:p>
          </table:table-cell>
          <table:table-cell office:value-type="float" office:value="0.0200514277235874" calcext:value-type="float">
            <text:p>0.02005142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's protests and concerns on problems</text:p>
          </table:table-cell>
          <table:table-cell office:value-type="float" office:value="0.0154844352762116" calcext:value-type="float">
            <text:p>0.01548443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rict Administration and farmers Issues</text:p>
          </table:table-cell>
          <table:table-cell office:value-type="float" office:value="0.0136039371284712" calcext:value-type="float">
            <text:p>0.01360393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tics in Maharashtra/Punjab over Compensation</text:p>
          </table:table-cell>
          <table:table-cell office:value-type="float" office:value="0.0129911838188136" calcext:value-type="float">
            <text:p>0.01299118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 events related to farmers' distress</text:p>
          </table:table-cell>
          <table:table-cell office:value-type="float" office:value="0.000374280873385854" calcext:value-type="float">
            <text:p>0.0003742809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legraph" table:style-name="ta1">
        <office:forms form:automatic-focus="false" form:apply-design-mode="false"/>
        <table:shapes>
          <draw:frame draw:z-index="0" draw:style-name="gr1" draw:text-style-name="P1" svg:width="408.61mm" svg:height="224.95mm" svg:x="154.27mm" svg:y="1.67mm">
            <loext:p draw:notify-on-update-of-ranges="Telegraph.A1:Telegraph.A14 Telegraph.B1:Telegraph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Training programmes and seminars to improve farming in States</text:p>
          </table:table-cell>
          <table:table-cell office:value-type="float" office:value="0.0594351269546045" calcext:value-type="float">
            <text:p>0.0594351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sts by farmers</text:p>
          </table:table-cell>
          <table:table-cell office:value-type="float" office:value="0.0573189482608009" calcext:value-type="float">
            <text:p>0.05731894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es and Suicide in poor farmer community</text:p>
          </table:table-cell>
          <table:table-cell office:value-type="float" office:value="0.0503773019285753" calcext:value-type="float">
            <text:p>0.05037730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n waiver implementation by State Govts</text:p>
          </table:table-cell>
          <table:table-cell office:value-type="float" office:value="0.0368518094697788" calcext:value-type="float">
            <text:p>0.03685180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bursement of loans and subsidies by Banks for farmers</text:p>
          </table:table-cell>
          <table:table-cell office:value-type="float" office:value="0.0333640633209661" calcext:value-type="float">
            <text:p>0.03336406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's protests and concerns on problems</text:p>
          </table:table-cell>
          <table:table-cell office:value-type="float" office:value="0.0285805002111344" calcext:value-type="float">
            <text:p>0.02858050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ucational Drives and Social Awareness on Farmer's Distress</text:p>
          </table:table-cell>
          <table:table-cell office:value-type="float" office:value="0.0266383864822438" calcext:value-type="float">
            <text:p>0.02663838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ers' Distress regarding Minimum Support Price for Crops</text:p>
          </table:table-cell>
          <table:table-cell office:value-type="float" office:value="0.0247414007072195" calcext:value-type="float">
            <text:p>0.02474140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 events related to farmers' distress</text:p>
          </table:table-cell>
          <table:table-cell office:value-type="float" office:value="0.0144699560647135" calcext:value-type="float">
            <text:p>0.01446995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climatic conditions on agriculture yield</text:p>
          </table:table-cell>
          <table:table-cell office:value-type="float" office:value="0.0103657298318339" calcext:value-type="float">
            <text:p>0.01036572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tion in Crop Prices with monsoon season</text:p>
          </table:table-cell>
          <table:table-cell office:value-type="float" office:value="0.00792882032305168" calcext:value-type="float">
            <text:p>0.00792882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gation concerns and water pollution affecting farming</text:p>
          </table:table-cell>
          <table:table-cell office:value-type="float" office:value="0.00644926812129105" calcext:value-type="float">
            <text:p>0.00644926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tics in Maharashtra/Punjab over Compensation</text:p>
          </table:table-cell>
          <table:table-cell office:value-type="float" office:value="0.00197515383797131" calcext:value-type="float">
            <text:p>0.00197515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rict Administration and farmers Issu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E" table:style-name="ta1">
        <office:forms form:automatic-focus="false" form:apply-design-mode="false"/>
        <table:shapes>
          <draw:frame draw:z-index="0" draw:style-name="gr1" draw:text-style-name="P1" svg:width="408.61mm" svg:height="224.95mm" svg:x="154.27mm" svg:y="1.67mm">
            <loext:p draw:notify-on-update-of-ranges="NIE.A1:NIE.A14 NIE.B1:NIE.B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Protests by farmers</text:p>
          </table:table-cell>
          <table:table-cell office:value-type="float" office:value="0.156569362369695" calcext:value-type="float">
            <text:p>0.15656936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n waiver implementation by State Govts</text:p>
          </table:table-cell>
          <table:table-cell office:value-type="float" office:value="0.070421354352472" calcext:value-type="float">
            <text:p>0.07042135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gation concerns and water pollution affecting farming</text:p>
          </table:table-cell>
          <table:table-cell office:value-type="float" office:value="0.0490919853655298" calcext:value-type="float">
            <text:p>0.04909198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bursement of loans and subsidies by Banks for farmers</text:p>
          </table:table-cell>
          <table:table-cell office:value-type="float" office:value="0.0454789457869629" calcext:value-type="float">
            <text:p>0.04547894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ers' Distress regarding Minimum Support Price for Crops</text:p>
          </table:table-cell>
          <table:table-cell office:value-type="float" office:value="0.0378781143545877" calcext:value-type="float">
            <text:p>0.03787811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es and Suicide in poor farmer community</text:p>
          </table:table-cell>
          <table:table-cell office:value-type="float" office:value="0.0311145672849141" calcext:value-type="float">
            <text:p>0.03111456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climatic conditions on agriculture yield</text:p>
          </table:table-cell>
          <table:table-cell office:value-type="float" office:value="0.0308399740261786" calcext:value-type="float">
            <text:p>0.0308399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's protests and concerns on problems</text:p>
          </table:table-cell>
          <table:table-cell office:value-type="float" office:value="0.0258967326778357" calcext:value-type="float">
            <text:p>0.02589673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tion in Crop Prices with monsoon season</text:p>
          </table:table-cell>
          <table:table-cell office:value-type="float" office:value="0.0209461763451412" calcext:value-type="float">
            <text:p>0.02094617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and seminars to improve farming in States</text:p>
          </table:table-cell>
          <table:table-cell office:value-type="float" office:value="0.0195034363545719" calcext:value-type="float">
            <text:p>0.01950343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rict Administration and farmers Issues</text:p>
          </table:table-cell>
          <table:table-cell office:value-type="float" office:value="0.0098808557856462" calcext:value-type="float">
            <text:p>0.00988085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tics in Maharashtra/Punjab over Compensation</text:p>
          </table:table-cell>
          <table:table-cell office:value-type="float" office:value="0.00561453183537459" calcext:value-type="float">
            <text:p>0.00561453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ucational Drives and Social Awareness on Farmer's Distress</text:p>
          </table:table-cell>
          <table:table-cell office:value-type="float" office:value="0.00298170015991681" calcext:value-type="float">
            <text:p>0.00298170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 events related to farmers' distres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E" table:style-name="ta1">
        <office:forms form:automatic-focus="false" form:apply-design-mode="false"/>
        <table:shapes>
          <draw:frame draw:z-index="0" draw:style-name="gr1" draw:text-style-name="P1" svg:width="408.58mm" svg:height="225.01mm" svg:x="134.15mm" svg:y="67.29mm">
            <loext:p draw:notify-on-update-of-ranges="IE.A1:IE.A14 IE.B1:IE.B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Loan waiver implementation by State Govts</text:p>
          </table:table-cell>
          <table:table-cell office:value-type="float" office:value="0.122666032871929" calcext:value-type="float">
            <text:p>0.12266603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and seminars to improve farming in States</text:p>
          </table:table-cell>
          <table:table-cell office:value-type="float" office:value="0.0318096022989464" calcext:value-type="float">
            <text:p>0.03180960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gation concerns and water pollution affecting farming</text:p>
          </table:table-cell>
          <table:table-cell office:value-type="float" office:value="0.0306487599075442" calcext:value-type="float">
            <text:p>0.03064875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ers' Distress regarding Minimum Support Price for Crops</text:p>
          </table:table-cell>
          <table:table-cell office:value-type="float" office:value="0.0278525007369407" calcext:value-type="float">
            <text:p>0.02785250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bursement of loans and subsidies by Banks for farmers</text:p>
          </table:table-cell>
          <table:table-cell office:value-type="float" office:value="0.0225058865229619" calcext:value-type="float">
            <text:p>0.02250588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climatic conditions on agriculture yield</text:p>
          </table:table-cell>
          <table:table-cell office:value-type="float" office:value="0.0169293159389602" calcext:value-type="float">
            <text:p>0.01692931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rict Administration and farmers Issues</text:p>
          </table:table-cell>
          <table:table-cell office:value-type="float" office:value="0.0166533168505546" calcext:value-type="float">
            <text:p>0.01665331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sts by farmers</text:p>
          </table:table-cell>
          <table:table-cell office:value-type="float" office:value="0.0154626367198653" calcext:value-type="float">
            <text:p>0.01546263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es and Suicide in poor farmer community</text:p>
          </table:table-cell>
          <table:table-cell office:value-type="float" office:value="0.0135910902452714" calcext:value-type="float">
            <text:p>0.01359109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tion in Crop Prices with monsoon season</text:p>
          </table:table-cell>
          <table:table-cell office:value-type="float" office:value="0.00982098899759086" calcext:value-type="float">
            <text:p>0.0098209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ucational Drives and Social Awareness on Farmer's Distress</text:p>
          </table:table-cell>
          <table:table-cell office:value-type="float" office:value="0.00971321302551075" calcext:value-type="float">
            <text:p>0.0097132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's protests and concerns on problems</text:p>
          </table:table-cell>
          <table:table-cell office:value-type="float" office:value="0.00434885050109396" calcext:value-type="float">
            <text:p>0.00434885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tics in Maharashtra/Punjab over Compensation</text:p>
          </table:table-cell>
          <table:table-cell office:value-type="float" office:value="0.000453482192785749" calcext:value-type="float">
            <text:p>0.00045348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 events related to farmers' distress</text:p>
          </table:table-cell>
          <table:table-cell office:value-type="float" office:value="0.000391491717197907" calcext:value-type="float">
            <text:p>0.0003914917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H" table:style-name="ta1">
        <office:forms form:automatic-focus="false" form:apply-design-mode="false"/>
        <table:shapes>
          <draw:frame draw:z-index="0" draw:style-name="gr1" draw:text-style-name="P1" svg:width="408.61mm" svg:height="224.95mm" svg:x="154.27mm" svg:y="1.67mm">
            <loext:p draw:notify-on-update-of-ranges="DH.A1:DH.A14 DH.B1:DH.B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Protests by farmers</text:p>
          </table:table-cell>
          <table:table-cell office:value-type="float" office:value="0.0565620157095364" calcext:value-type="float">
            <text:p>0.05656201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es and Suicide in poor farmer community</text:p>
          </table:table-cell>
          <table:table-cell office:value-type="float" office:value="0.0560844721496962" calcext:value-type="float">
            <text:p>0.05608447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ers' Distress regarding Minimum Support Price for Crops</text:p>
          </table:table-cell>
          <table:table-cell office:value-type="float" office:value="0.0479428118716231" calcext:value-type="float">
            <text:p>0.04794281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n waiver implementation by State Govts</text:p>
          </table:table-cell>
          <table:table-cell office:value-type="float" office:value="0.0469987027648125" calcext:value-type="float">
            <text:p>0.04699870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bursement of loans and subsidies by Banks for farmers</text:p>
          </table:table-cell>
          <table:table-cell office:value-type="float" office:value="0.043648213236922" calcext:value-type="float">
            <text:p>0.04364821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and seminars to improve farming in States</text:p>
          </table:table-cell>
          <table:table-cell office:value-type="float" office:value="0.0419634541951561" calcext:value-type="float">
            <text:p>0.04196345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climatic conditions on agriculture yield</text:p>
          </table:table-cell>
          <table:table-cell office:value-type="float" office:value="0.0376875181823338" calcext:value-type="float">
            <text:p>0.03768751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position's protests and concerns on problems</text:p>
          </table:table-cell>
          <table:table-cell office:value-type="float" office:value="0.0359445756723575" calcext:value-type="float">
            <text:p>0.03594457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gation concerns and water pollution affecting farming</text:p>
          </table:table-cell>
          <table:table-cell office:value-type="float" office:value="0.0280290624594042" calcext:value-type="float">
            <text:p>0.02802906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tion in Crop Prices with monsoon season</text:p>
          </table:table-cell>
          <table:table-cell office:value-type="float" office:value="0.0191624873981561" calcext:value-type="float">
            <text:p>0.01916248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rict Administration and farmers Issues</text:p>
          </table:table-cell>
          <table:table-cell office:value-type="float" office:value="0.00991314562151105" calcext:value-type="float">
            <text:p>0.00991314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ucational Drives and Social Awareness on Farmer's Distress</text:p>
          </table:table-cell>
          <table:table-cell office:value-type="float" office:value="0.00787269896276075" calcext:value-type="float">
            <text:p>0.0078726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tics in Maharashtra/Punjab over Compensation</text:p>
          </table:table-cell>
          <table:table-cell office:value-type="float" office:value="0.00279353834162478" calcext:value-type="float">
            <text:p>0.00279353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 events related to farmers' distress</text:p>
          </table:table-cell>
          <table:table-cell office:value-type="float" office:value="0.00241552876513822" calcext:value-type="float">
            <text:p>0.0024155288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Hindu Aspect Coverage'.A1:'Hindu Aspect Coverage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HT.A1:HT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TOI.A1:TOI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Telegraph.A1:Telegraph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NIE.A1:NIE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IE.A1:IE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DH.A1:DH.B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6:33:00.043297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M_28_Deccan_20_Herald_29_" style:display-name="PageStyle_MM(Deccan Herald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_20_Aspect_20_Coverage_29_" style:display-name="PageStyle_MM(Hindu Aspect Coverage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8" style:display-name="PageStyle_Sheet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stan_20_Times_29_" style:display-name="PageStyle_MM(Hindustan Time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OI_29_" style:display-name="PageStyle_MM(TOI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New_20_India_20_Express_29_" style:display-name="PageStyle_MM(New India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elegraph_29_" style:display-name="PageStyle_MM(Telegraph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Indian_20_Express_29_" style:display-name="PageStyle_MM(Indian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33:32</meta:creation-date>
    <dc:language>en-IN</dc:language>
    <dc:date>2019-06-18T16:57:12.636340903</dc:date>
    <meta:editing-cycles>16</meta:editing-cycles>
    <meta:editing-duration>PT1H42M47S</meta:editing-duration>
    <meta:generator>LibreOffice/5.1.6.2$Linux_X86_64 LibreOffice_project/10m0$Build-2</meta:generator>
    <meta:document-statistic meta:table-count="7" meta:cell-count="19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9cm" svg:y="0.495cm" chart:style-name="ch2">
          <text:p>Hindustan Times_Aspect-Coverage
Mass Media</text:p>
        </chart:title>
        <chart:plot-area chart:style-name="ch3" table:cell-range-address="HT.A1:HT.B14" chart:data-source-has-labels="column" svg:x="2.215cm" svg:y="2.844cm" svg:width="37.83cm" svg:height="17.835cm">
          <chartooo:coordinate-region svg:x="9.264cm" svg:y="2.844cm" svg:width="29.891cm" svg:height="5.945cm"/>
          <chart:axis chart:dimension="x" chart:name="primary-x" chart:style-name="ch4" chartooo:axis-type="auto">
            <chartooo:date-scale/>
            <chart:title svg:x="17.145cm" svg:y="19.682cm" chart:style-name="ch5">
              <text:p>Aspects</text:p>
            </chart:title>
            <chart:categories table:cell-range-address="HT.A1:HT.A14"/>
          </chart:axis>
          <chart:axis chart:dimension="y" chart:name="primary-y" chart:style-name="ch6">
            <chart:title svg:x="6.371cm" svg:y="8.234cm" chart:style-name="ch7">
              <text:p>Relative Coverage</text:p>
            </chart:title>
            <chart:grid chart:style-name="ch8" chart:class="major"/>
          </chart:axis>
          <chart:series chart:style-name="ch9" chart:values-cell-range-address="HT.B1:HT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rotests by farmers</text:p>
                <draw:g>
                  <svg:desc>HT.A1:HT.A14</svg:desc>
                </draw:g>
              </table:table-cell>
              <table:table-cell office:value-type="float" office:value="0.102905790493162">
                <text:p>0.102905790493162</text:p>
                <draw:g>
                  <svg:desc>HT.B1:HT.B14</svg:desc>
                </draw:g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487913138645696">
                <text:p>0.0487913138645696</text:p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416936083409096">
                <text:p>0.0416936083409096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.0376943699232692">
                <text:p>0.0376943699232692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277055841769627">
                <text:p>0.0277055841769627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.0233171753115109">
                <text:p>0.0233171753115109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186359575804212">
                <text:p>0.0186359575804212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180803655595326">
                <text:p>0.0180803655595326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148697093650889">
                <text:p>0.0148697093650889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146185640820814">
                <text:p>0.0146185640820814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140401618315963">
                <text:p>0.0140401618315963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132939414633647">
                <text:p>0.0132939414633647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0243534114560421">
                <text:p>0.00243534114560421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Times Of India_Aspect-Coverage
Mass Media</text:p>
        </chart:title>
        <chart:plot-area chart:style-name="ch3" table:cell-range-address="TOI.A1:TOI.B14" chart:data-source-has-labels="column" svg:x="0.853cm" svg:y="2.539cm" svg:width="38.013cm" svg:height="18.435cm">
          <chartooo:coordinate-region svg:x="10.516cm" svg:y="2.844cm" svg:width="28.35cm" svg:height="5.944cm"/>
          <chart:axis chart:dimension="x" chart:name="primary-x" chart:style-name="ch4" chartooo:axis-type="auto">
            <chartooo:date-scale/>
            <chart:title svg:x="19.602cm" svg:y="19.053cm" chart:style-name="ch5">
              <text:p>Aspects</text:p>
            </chart:title>
            <chart:categories table:cell-range-address="TOI.A1:TOI.A14"/>
          </chart:axis>
          <chart:axis chart:dimension="y" chart:name="primary-y" chart:style-name="ch6">
            <chart:title svg:x="7.565cm" svg:y="8.478cm" chart:style-name="ch7">
              <text:p>Relative Coverage</text:p>
            </chart:title>
            <chart:grid chart:style-name="ch8" chart:class="major"/>
          </chart:axis>
          <chart:series chart:style-name="ch9" chart:values-cell-range-address="TOI.B1:TOI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isbursement of loans and subsidies by Banks for farmers</text:p>
                <draw:g>
                  <svg:desc>TOI.A1:TOI.A14</svg:desc>
                </draw:g>
              </table:table-cell>
              <table:table-cell office:value-type="float" office:value="0.074562780591">
                <text:p>0.074562780591</text:p>
                <draw:g>
                  <svg:desc>TOI.B1:TOI.B14</svg:desc>
                </draw:g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655808772148143">
                <text:p>0.0655808772148143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585705294494912">
                <text:p>0.0585705294494912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.0507139814486872">
                <text:p>0.0507139814486872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501131936400969">
                <text:p>0.0501131936400969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452942077402433">
                <text:p>0.0452942077402433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399233729311649">
                <text:p>0.0399233729311649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261019029932897">
                <text:p>0.0261019029932897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256443422324753">
                <text:p>0.0256443422324753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200514277235874">
                <text:p>0.0200514277235874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154844352762116">
                <text:p>0.0154844352762116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136039371284712">
                <text:p>0.0136039371284712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.0129911838188136">
                <text:p>0.0129911838188136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00374280873385854">
                <text:p>0.000374280873385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Telegraph_Aspect-Coverage
Mass Media</text:p>
        </chart:title>
        <chart:plot-area chart:style-name="ch3" table:cell-range-address="Telegraph.A1:Telegraph.B14" chart:data-source-has-labels="column" svg:x="2.215cm" svg:y="2.844cm" svg:width="37.83cm" svg:height="17.835cm">
          <chartooo:coordinate-region svg:x="12.861cm" svg:y="2.844cm" svg:width="27.184cm" svg:height="5.945cm"/>
          <chart:axis chart:dimension="x" chart:name="primary-x" chart:style-name="ch4" chartooo:axis-type="auto">
            <chartooo:date-scale/>
            <chart:title svg:x="21.205cm" svg:y="19.472cm" chart:style-name="ch5">
              <text:p>Aspects</text:p>
            </chart:title>
            <chart:categories table:cell-range-address="Telegraph.A1:Telegraph.A14"/>
          </chart:axis>
          <chart:axis chart:dimension="y" chart:name="primary-y" chart:style-name="ch6">
            <chart:title svg:x="9.679cm" svg:y="8.234cm" chart:style-name="ch7">
              <text:p>Relative Coverage</text:p>
            </chart:title>
            <chart:grid chart:style-name="ch8" chart:class="major"/>
          </chart:axis>
          <chart:series chart:style-name="ch9" chart:values-cell-range-address="Telegraph.B1:Telegraph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raining programmes and seminars to improve farming in States</text:p>
                <draw:g>
                  <svg:desc>Telegraph.A1:Telegraph.A14</svg:desc>
                </draw:g>
              </table:table-cell>
              <table:table-cell office:value-type="float" office:value="0.0594351269546045">
                <text:p>0.0594351269546045</text:p>
                <draw:g>
                  <svg:desc>Telegraph.B1:Telegraph.B14</svg:desc>
                </draw:g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573189482608009">
                <text:p>0.0573189482608009</text:p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503773019285753">
                <text:p>0.0503773019285753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.0368518094697788">
                <text:p>0.0368518094697788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333640633209661">
                <text:p>0.0333640633209661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285805002111344">
                <text:p>0.0285805002111344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266383864822438">
                <text:p>0.0266383864822438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247414007072195">
                <text:p>0.0247414007072195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144699560647135">
                <text:p>0.0144699560647135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103657298318339">
                <text:p>0.0103657298318339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0792882032305168">
                <text:p>0.00792882032305168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0644926812129105">
                <text:p>0.00644926812129105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.00197515383797131">
                <text:p>0.00197515383797131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Hindu_Aspect-Coverage
Mass Media</text:p>
        </chart:title>
        <chart:plot-area chart:style-name="ch3" table:cell-range-address="'Hindu Aspect Coverage'.A1:'Hindu Aspect Coverage'.B14" chart:data-source-has-labels="column" svg:x="2.215cm" svg:y="2.844cm" svg:width="37.83cm" svg:height="17.835cm">
          <chartooo:coordinate-region svg:x="10.612cm" svg:y="2.844cm" svg:width="29.433cm" svg:height="5.945cm"/>
          <chart:axis chart:dimension="x" chart:name="primary-x" chart:style-name="ch4" chartooo:axis-type="auto">
            <chartooo:date-scale/>
            <chart:title svg:x="18.576cm" svg:y="20.24cm" chart:style-name="ch5">
              <text:p>Aspects</text:p>
            </chart:title>
            <chart:categories table:cell-range-address="'Hindu Aspect Coverage'.A1:'Hindu Aspect Coverage'.A14"/>
          </chart:axis>
          <chart:axis chart:dimension="y" chart:name="primary-y" chart:style-name="ch6">
            <chart:title svg:x="7.7cm" svg:y="8.444cm" chart:style-name="ch7">
              <text:p>Relative Coverage</text:p>
            </chart:title>
            <chart:grid chart:style-name="ch8" chart:class="major"/>
          </chart:axis>
          <chart:series chart:style-name="ch9" chart:values-cell-range-address="'Hindu Aspect Coverage'.B1:'Hindu Aspect Coverage'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oan waiver implementation by State Govts</text:p>
                <draw:g>
                  <svg:desc>'Hindu Aspect Coverage'.A1:'Hindu Aspect Coverage'.A14</svg:desc>
                </draw:g>
              </table:table-cell>
              <table:table-cell office:value-type="float" office:value="0.145982137677253">
                <text:p>0.145982137677253</text:p>
                <draw:g>
                  <svg:desc>'Hindu Aspect Coverage'.B1:'Hindu Aspect Coverage'.B14</svg:desc>
                </draw:g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100426866063898">
                <text:p>0.100426866063898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916256011721436">
                <text:p>0.0916256011721436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777044150370884">
                <text:p>0.0777044150370884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737845976732399">
                <text:p>0.0737845976732399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645239312807048">
                <text:p>0.0645239312807048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434875875280134">
                <text:p>0.0434875875280134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42894327561194">
                <text:p>0.042894327561194</text:p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267138671050508">
                <text:p>0.0267138671050508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266269864516177">
                <text:p>0.0266269864516177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115551269065988">
                <text:p>0.0115551269065988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0856156484791782">
                <text:p>0.00856156484791782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.00549791340215677">
                <text:p>0.00549791340215677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00270263921917215">
                <text:p>0.0002702639219172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New Indian Express_Aspect-Coverage
Mass Media</text:p>
        </chart:title>
        <chart:plot-area chart:style-name="ch3" table:cell-range-address="NIE.A1:NIE.B14" chart:data-source-has-labels="column" svg:x="2.215cm" svg:y="2.844cm" svg:width="37.83cm" svg:height="17.835cm">
          <chartooo:coordinate-region svg:x="6.745cm" svg:y="2.844cm" svg:width="33.3cm" svg:height="5.945cm"/>
          <chart:axis chart:dimension="x" chart:name="primary-x" chart:style-name="ch4" chartooo:axis-type="auto">
            <chartooo:date-scale/>
            <chart:title svg:x="20.182cm" svg:y="19.402cm" chart:style-name="ch5">
              <text:p>Aspects</text:p>
            </chart:title>
            <chart:categories table:cell-range-address="NIE.A1:NIE.A14"/>
          </chart:axis>
          <chart:axis chart:dimension="y" chart:name="primary-y" chart:style-name="ch6">
            <chart:title svg:x="3.983cm" svg:y="8.235cm" chart:style-name="ch7">
              <text:p>Relative Coverage</text:p>
            </chart:title>
            <chart:grid chart:style-name="ch8" chart:class="major"/>
          </chart:axis>
          <chart:series chart:style-name="ch9" chart:values-cell-range-address="NIE.B1:NIE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rotests by farmers</text:p>
                <draw:g>
                  <svg:desc>NIE.A1:NIE.A14</svg:desc>
                </draw:g>
              </table:table-cell>
              <table:table-cell office:value-type="float" office:value="0.156569362369695">
                <text:p>0.156569362369695</text:p>
                <draw:g>
                  <svg:desc>NIE.B1:NIE.B14</svg:desc>
                </draw:g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.070421354352472">
                <text:p>0.070421354352472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490919853655298">
                <text:p>0.0490919853655298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454789457869629">
                <text:p>0.0454789457869629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378781143545877">
                <text:p>0.0378781143545877</text:p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311145672849141">
                <text:p>0.0311145672849141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308399740261786">
                <text:p>0.0308399740261786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258967326778357">
                <text:p>0.0258967326778357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209461763451412">
                <text:p>0.0209461763451412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195034363545719">
                <text:p>0.0195034363545719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098808557856462">
                <text:p>0.0098808557856462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.00561453183537459">
                <text:p>0.00561453183537459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0298170015991681">
                <text:p>0.00298170015991681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59cm" svg:height="22.502cm" xlink:href=".." xlink:type="simple" chart:class="chart:bar" chart:style-name="ch1">
        <chart:title svg:x="19.517cm" svg:y="0.495cm" chart:style-name="ch2">
          <text:p>Indian Express_Aspect-Coverage
Mass Media</text:p>
        </chart:title>
        <chart:plot-area chart:style-name="ch3" table:cell-range-address="IE.A1:IE.B14" chart:data-source-has-labels="column" svg:x="2.215cm" svg:y="2.846cm" svg:width="37.827cm" svg:height="17.838cm">
          <chartooo:coordinate-region svg:x="10.613cm" svg:y="2.846cm" svg:width="29.429cm" svg:height="5.946cm"/>
          <chart:axis chart:dimension="x" chart:name="primary-x" chart:style-name="ch4" chartooo:axis-type="auto">
            <chartooo:date-scale/>
            <chart:title svg:x="19.601cm" svg:y="18.463cm" chart:style-name="ch5">
              <text:p>Aspects</text:p>
            </chart:title>
            <chart:categories table:cell-range-address="IE.A1:IE.A14"/>
          </chart:axis>
          <chart:axis chart:dimension="y" chart:name="primary-y" chart:style-name="ch6">
            <chart:title svg:x="7.326cm" svg:y="8.41cm" chart:style-name="ch7">
              <text:p>Relative Coverage</text:p>
            </chart:title>
            <chart:grid chart:style-name="ch8" chart:class="major"/>
          </chart:axis>
          <chart:series chart:style-name="ch9" chart:values-cell-range-address="IE.B1:IE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oan waiver implementation by State Govts</text:p>
                <draw:g>
                  <svg:desc>IE.A1:IE.A14</svg:desc>
                </draw:g>
              </table:table-cell>
              <table:table-cell office:value-type="float" office:value="0.122666032871929">
                <text:p>0.122666032871929</text:p>
                <draw:g>
                  <svg:desc>IE.B1:IE.B14</svg:desc>
                </draw:g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318096022989464">
                <text:p>0.0318096022989464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306487599075442">
                <text:p>0.0306487599075442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278525007369407">
                <text:p>0.0278525007369407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225058865229619">
                <text:p>0.0225058865229619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169293159389602">
                <text:p>0.0169293159389602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166533168505546">
                <text:p>0.0166533168505546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154626367198653">
                <text:p>0.0154626367198653</text:p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135910902452714">
                <text:p>0.0135910902452714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0982098899759086">
                <text:p>0.00982098899759086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0971321302551075">
                <text:p>0.00971321302551075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0434885050109396">
                <text:p>0.00434885050109396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.000453482192785749">
                <text:p>0.000453482192785749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00391491717197907">
                <text:p>0.0003914917171979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Deccan Herald_Aspect-Coverage
Mass Media</text:p>
        </chart:title>
        <chart:plot-area chart:style-name="ch3" table:cell-range-address="DH.A1:DH.B14" chart:data-source-has-labels="column" svg:x="2.215cm" svg:y="2.844cm" svg:width="37.83cm" svg:height="17.835cm">
          <chartooo:coordinate-region svg:x="6.899cm" svg:y="2.844cm" svg:width="32.665cm" svg:height="5.945cm"/>
          <chart:axis chart:dimension="x" chart:name="primary-x" chart:style-name="ch4" chartooo:axis-type="auto">
            <chartooo:date-scale/>
            <chart:title svg:x="19.875cm" svg:y="19.052cm" chart:style-name="ch5">
              <text:p>Aspects</text:p>
            </chart:title>
            <chart:categories table:cell-range-address="DH.A1:DH.A14"/>
          </chart:axis>
          <chart:axis chart:dimension="y" chart:name="primary-y" chart:style-name="ch6">
            <chart:title svg:x="3.983cm" svg:y="8.235cm" chart:style-name="ch7">
              <text:p>Relative Coverage</text:p>
            </chart:title>
            <chart:grid chart:style-name="ch8" chart:class="major"/>
          </chart:axis>
          <chart:series chart:style-name="ch9" chart:values-cell-range-address="DH.B1:DH.B14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rotests by farmers</text:p>
                <draw:g>
                  <svg:desc>DH.A1:DH.A14</svg:desc>
                </draw:g>
              </table:table-cell>
              <table:table-cell office:value-type="float" office:value="0.0565620157095364">
                <text:p>0.0565620157095364</text:p>
                <draw:g>
                  <svg:desc>DH.B1:DH.B14</svg:desc>
                </draw:g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560844721496962">
                <text:p>0.0560844721496962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479428118716231">
                <text:p>0.0479428118716231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.0469987027648125">
                <text:p>0.0469987027648125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043648213236922">
                <text:p>0.043648213236922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419634541951561">
                <text:p>0.0419634541951561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376875181823338">
                <text:p>0.0376875181823338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359445756723575">
                <text:p>0.0359445756723575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280290624594042">
                <text:p>0.0280290624594042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191624873981561">
                <text:p>0.0191624873981561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0991314562151105">
                <text:p>0.00991314562151105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0787269896276075">
                <text:p>0.00787269896276075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.00279353834162478">
                <text:p>0.00279353834162478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0241552876513822">
                <text:p>0.002415528765138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